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4D5156" fo:font-size="40pt" style:font-size-asian="40pt" style:font-size-complex="40pt" fo:language="ru" fo:country="RU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40pt" style:font-size-asian="40pt" style:font-size-complex="40pt" fo:language="ru" fo:country="RU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40pt" style:font-size-asian="40pt" style:font-size-complex="40pt" fo:language="ru" fo:country="RU"/>
    </style:style>
    <style:style style:name="P5" style:parent-style-name="Textbody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font-size="16pt" style:font-size-asian="16pt" style:font-size-complex="16pt" fo:language="ru" fo:country="RU"/>
    </style:style>
    <style:style style:name="P6" style:parent-style-name="Textbody" style:family="paragraph">
      <style:paragraph-properties fo:widows="2" fo:orphans="2" fo:text-align="center"/>
    </style:style>
    <style:style style:name="T7" style:parent-style-name="Основнойшрифтабзаца" style:family="text">
      <style:text-properties fo:font-style="italic" style:font-style-asian="italic" style:font-style-complex="italic" fo:color="#000000" fo:font-size="16pt" style:font-size-asian="16pt" style:font-size-complex="16pt"/>
    </style:style>
    <style:style style:name="T8" style:parent-style-name="Основнойшрифтабзаца" style:family="text">
      <style:text-properties fo:font-style="italic" style:font-style-asian="italic" style:font-style-complex="italic" fo:color="#000000" fo:font-size="16pt" style:font-size-asian="16pt" style:font-size-complex="16pt" fo:language="ru" fo:country="RU"/>
    </style:style>
    <style:style style:name="P9" style:parent-style-name="Textbody" style:family="paragraph">
      <style:paragraph-properties fo:widows="2" fo:orphans="2" fo:text-align="center"/>
      <style:text-properties fo:font-style="italic" style:font-style-asian="italic" style:font-style-complex="italic" fo:color="#000000"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20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21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22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23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24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25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26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27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28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29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30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fo:language="ru" fo:country="RU"/>
    </style:style>
    <style:style style:name="P33" style:parent-style-name="Оглавление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T34" style:parent-style-name="Гиперссылка" style:family="text">
      <style:text-properties fo:language="ru" fo:country="RU"/>
    </style:style>
    <style:style style:name="P35" style:parent-style-name="Оглавление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T36" style:parent-style-name="Гиперссылка" style:family="text">
      <style:text-properties fo:language="ru" fo:country="RU"/>
    </style:style>
    <style:style style:name="P37" style:parent-style-name="Оглавление1" style:family="paragraph">
      <style:paragraph-properties>
        <style:tab-stops>
          <style:tab-stop style:type="right" style:leader-style="dotted" style:leader-text="." style:position="6.6854in"/>
        </style:tab-stops>
      </style:paragraph-properties>
    </style:style>
    <style:style style:name="T38" style:parent-style-name="Гиперссылка" style:family="text">
      <style:text-properties fo:language="ru" fo:country="RU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 fo:language="de" fo:country="DE"/>
    </style:style>
    <style:style style:name="P40" style:parent-style-name="Заголовок1" style:family="paragraph">
      <style:text-properties fo:font-size="20pt" style:font-size-asian="20pt" style:font-size-complex="20pt" fo:language="ru" fo:country="RU"/>
    </style:style>
    <style:style style:name="P41" style:parent-style-name="Standard" style:family="paragraph">
      <style:paragraph-properties fo:text-align="center"/>
    </style:style>
    <style:style style:name="T42" style:parent-style-name="Основнойшрифтабзаца" style:family="text">
      <style:text-properties style:font-name="Arial" style:font-name-complex="Arial" style:font-weight-complex="bold" style:font-style-complex="italic" fo:color="#212529" style:font-size-complex="20pt" fo:language="ru" fo:country="RU"/>
    </style:style>
    <style:style style:name="T43" style:parent-style-name="SourceText" style:family="text">
      <style:text-properties style:font-name="Arial" style:font-name-complex="Arial" fo:color="#E83E8C" fo:font-size="10.5pt" style:font-size-asian="10.5pt" fo:language="ru" fo:country="RU"/>
    </style:style>
    <style:style style:name="T44" style:parent-style-name="Основнойшрифтабзаца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212529" fo:font-size="20pt" style:font-size-asian="20pt" style:font-size-complex="20pt" fo:language="ru" fo:country="RU"/>
    </style:style>
    <style:style style:name="T45" style:parent-style-name="Основнойшрифтабзаца" style:family="text">
      <style:text-properties style:font-name="Arial" style:font-name-complex="Arial" style:font-weight-complex="bold" style:font-style-complex="italic" fo:color="#212529" style:font-size-complex="20pt" fo:language="ru" fo:country="RU"/>
    </style:style>
    <style:style style:name="T46" style:parent-style-name="Основнойшрифтабзаца" style:family="text">
      <style:text-properties style:font-name="Arial" style:font-name-complex="Arial" style:font-weight-complex="bold" style:font-style-complex="italic" fo:color="#212529" style:font-size-complex="20pt" fo:language="ru" fo:country="RU"/>
    </style:style>
    <style:style style:name="T47" style:parent-style-name="SourceText" style:family="text">
      <style:text-properties style:font-name="Arial" style:font-name-complex="Arial" fo:color="#E83E8C" fo:font-size="10.5pt" style:font-size-asian="10.5pt" fo:language="ru" fo:country="RU"/>
    </style:style>
    <style:style style:name="T48" style:parent-style-name="Основнойшрифтабзаца" style:family="text">
      <style:text-properties style:font-name="Arial" style:font-name-complex="Arial" style:font-weight-complex="bold" style:font-style-complex="italic" fo:color="#212529" style:font-size-complex="20pt" fo:language="ru" fo:country="RU"/>
    </style:style>
    <style:style style:name="P49" style:parent-style-name="Standard" style:family="paragraph">
      <style:paragraph-properties fo:text-align="center"/>
    </style:style>
    <style:style style:name="T50" style:parent-style-name="Основнойшрифтабзаца" style:family="text">
      <style:text-properties style:font-name="Arial" style:font-name-complex="Arial" style:font-weight-complex="bold" style:font-style-complex="italic" fo:color="#212529" style:font-size-complex="20pt" fo:language="ru" fo:country="RU"/>
    </style:style>
    <style:style style:name="P51" style:parent-style-name="Standard" style:family="paragraph">
      <style:paragraph-properties fo:text-align="center"/>
    </style:style>
    <style:style style:name="T52" style:parent-style-name="Основнойшрифтабзаца" style:family="text">
      <style:text-properties style:font-name="Arial" style:font-name-complex="Arial" style:font-weight-complex="bold" style:font-style-complex="italic" fo:color="#212529" style:font-size-complex="20pt" fo:language="ru" fo:country="RU"/>
    </style:style>
    <style:style style:name="T53" style:parent-style-name="SourceText" style:family="text">
      <style:text-properties style:font-name="Arial" style:font-name-complex="Arial" fo:color="#E83E8C" fo:font-size="10.5pt" style:font-size-asian="10.5pt" fo:language="ru" fo:country="RU"/>
    </style:style>
    <style:style style:name="T54" style:parent-style-name="Основнойшрифтабзаца" style:family="text">
      <style:text-properties style:font-name="Arial" style:font-name-complex="Arial" style:font-weight-complex="bold" style:font-style-complex="italic" fo:color="#212529" style:font-size-complex="20pt" fo:language="ru" fo:country="RU"/>
    </style:style>
    <style:style style:name="P55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56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57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58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59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60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61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62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63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64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65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66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67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68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69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70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71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72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73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74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75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76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77" style:parent-style-name="Textbody" style:family="paragraph">
      <style:paragraph-properties fo:widows="2" fo:orphans="2"/>
    </style:style>
    <style:style style:name="T78" style:parent-style-name="Основнойшрифтабзаца" style:family="text">
      <style:text-properties style:font-name="Arial" style:font-name-complex="Arial" fo:color="#212529"/>
    </style:style>
    <style:style style:name="T79" style:parent-style-name="Основнойшрифтабзаца" style:family="text">
      <style:text-properties style:font-name="Arial" style:font-name-complex="Arial" fo:color="#212529"/>
    </style:style>
    <style:style style:name="T80" style:parent-style-name="SourceText" style:family="text">
      <style:text-properties style:font-name="Arial" style:font-name-complex="Arial" fo:color="#E83E8C" fo:font-size="10.5pt" style:font-size-asian="10.5pt"/>
    </style:style>
    <style:style style:name="T81" style:parent-style-name="Основнойшрифтабзаца" style:family="text">
      <style:text-properties style:font-name="Arial" style:font-name-complex="Arial" fo:color="#212529"/>
    </style:style>
    <style:style style:name="T82" style:parent-style-name="SourceText" style:family="text">
      <style:text-properties style:font-name="Arial" style:font-name-complex="Arial" fo:color="#E83E8C" fo:font-size="10.5pt" style:font-size-asian="10.5pt"/>
    </style:style>
    <style:style style:name="T83" style:parent-style-name="Основнойшрифтабзаца" style:family="text">
      <style:text-properties style:font-name="Arial" style:font-name-complex="Arial" fo:color="#212529"/>
    </style:style>
    <style:style style:name="T84" style:parent-style-name="SourceText" style:family="text">
      <style:text-properties style:font-name="Arial" style:font-name-complex="Arial" fo:color="#E83E8C" fo:font-size="10.5pt" style:font-size-asian="10.5pt"/>
    </style:style>
    <style:style style:name="T85" style:parent-style-name="Основнойшрифтабзаца" style:family="text">
      <style:text-properties style:font-name="Arial" style:font-name-complex="Arial" fo:color="#212529"/>
    </style:style>
    <style:style style:name="P86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87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88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89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90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91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92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93" style:parent-style-name="Textbody" style:family="paragraph">
      <style:paragraph-properties fo:widows="2" fo:orphans="2"/>
    </style:style>
    <style:style style:name="T94" style:parent-style-name="Основнойшрифтабзаца" style:family="text">
      <style:text-properties style:font-name="Arial" style:font-name-complex="Arial" fo:color="#212529"/>
    </style:style>
    <style:style style:name="T95" style:parent-style-name="SourceText" style:family="text">
      <style:text-properties style:font-name="Arial" style:font-name-complex="Arial" fo:color="#E83E8C" fo:font-size="10.5pt" style:font-size-asian="10.5pt"/>
    </style:style>
    <style:style style:name="T96" style:parent-style-name="SourceText" style:family="text">
      <style:text-properties style:font-name="Arial" style:font-name-complex="Arial" fo:color="#E83E8C" fo:font-size="10.5pt" style:font-size-asian="10.5pt"/>
    </style:style>
    <style:style style:name="T97" style:parent-style-name="Основнойшрифтабзаца" style:family="text">
      <style:text-properties style:font-name="Arial" style:font-name-complex="Arial" fo:color="#212529"/>
    </style:style>
    <style:style style:name="P98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99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00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01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02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03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04" style:parent-style-name="Textbody" style:family="paragraph">
      <style:paragraph-properties fo:widows="2" fo:orphans="2"/>
    </style:style>
    <style:style style:name="T105" style:parent-style-name="Основнойшрифтабзаца" style:family="text">
      <style:text-properties style:font-name="Arial" style:font-name-complex="Arial" fo:color="#212529"/>
    </style:style>
    <style:style style:name="T106" style:parent-style-name="Основнойшрифтабзаца" style:family="text">
      <style:text-properties style:font-name="Arial" style:font-name-complex="Arial" fo:color="#212529"/>
    </style:style>
    <style:style style:name="T107" style:parent-style-name="SourceText" style:family="text">
      <style:text-properties style:font-name="Arial" style:font-name-complex="Arial" fo:color="#E83E8C" fo:font-size="10.5pt" style:font-size-asian="10.5pt"/>
    </style:style>
    <style:style style:name="T108" style:parent-style-name="Основнойшрифтабзаца" style:family="text">
      <style:text-properties style:font-name="Arial" style:font-name-complex="Arial" fo:color="#212529"/>
    </style:style>
    <style:style style:name="T109" style:parent-style-name="SourceText" style:family="text">
      <style:text-properties style:font-name="Arial" style:font-name-complex="Arial" fo:color="#E83E8C" fo:font-size="10.5pt" style:font-size-asian="10.5pt"/>
    </style:style>
    <style:style style:name="T110" style:parent-style-name="Основнойшрифтабзаца" style:family="text">
      <style:text-properties style:font-name="Arial" style:font-name-complex="Arial" fo:color="#212529"/>
    </style:style>
    <style:style style:name="P111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12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13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14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15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16" style:parent-style-name="Textbody" style:family="paragraph">
      <style:paragraph-properties fo:widows="2" fo:orphans="2"/>
      <style:text-properties style:font-name="Arial" style:font-name-complex="Arial" fo:color="#212529"/>
    </style:style>
    <style:style style:name="P117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tyle="italic" style:font-style-asian="italic" style:font-style-complex="italic" fo:font-size="20pt" style:font-size-asian="20pt" style:font-size-complex="20pt" fo:language="ru" fo:country="RU"/>
    </style:style>
    <style:style style:name="P118" style:parent-style-name="Заголовок1" style:family="paragraph">
      <style:text-properties fo:font-size="20pt" style:font-size-asian="20pt" style:font-size-complex="20pt" fo:language="ru" fo:country="RU"/>
    </style:style>
    <style:style style:name="P11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2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2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2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2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2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2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2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2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2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2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3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3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3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3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3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3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3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3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3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3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4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4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4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4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4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4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4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4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4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4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5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fo:hyphenate="true"/>
    </style:style>
    <style:style style:name="T151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/>
    </style:style>
    <style:style style:name="T152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ru" fo:country="RU" style:language-complex="ar" style:country-complex="SA"/>
    </style:style>
    <style:style style:name="T153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/>
    </style:style>
    <style:style style:name="T154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ru" fo:country="RU" style:language-complex="ar" style:country-complex="SA"/>
    </style:style>
    <style:style style:name="T155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/>
    </style:style>
    <style:style style:name="P15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fo:hyphenate="true"/>
    </style:style>
    <style:style style:name="T157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/>
    </style:style>
    <style:style style:name="T158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ru" fo:country="RU" style:language-complex="ar" style:country-complex="SA"/>
    </style:style>
    <style:style style:name="T159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/>
    </style:style>
    <style:style style:name="P16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6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fo:hyphenate="true"/>
    </style:style>
    <style:style style:name="T162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/>
    </style:style>
    <style:style style:name="T163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ru" fo:country="RU" style:language-complex="ar" style:country-complex="SA"/>
    </style:style>
    <style:style style:name="T164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/>
    </style:style>
    <style:style style:name="T165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ru" fo:country="RU" style:language-complex="ar" style:country-complex="SA"/>
    </style:style>
    <style:style style:name="T166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/>
    </style:style>
    <style:style style:name="P16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fo:hyphenate="true"/>
    </style:style>
    <style:style style:name="T168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/>
    </style:style>
    <style:style style:name="T169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ru" fo:country="RU" style:language-complex="ar" style:country-complex="SA"/>
    </style:style>
    <style:style style:name="T170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/>
    </style:style>
    <style:style style:name="P17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fo:hyphenate="true"/>
    </style:style>
    <style:style style:name="T172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/>
    </style:style>
    <style:style style:name="T173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ru" fo:country="RU" style:language-complex="ar" style:country-complex="SA"/>
    </style:style>
    <style:style style:name="T174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/>
    </style:style>
    <style:style style:name="P17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fo:hyphenate="true"/>
    </style:style>
    <style:style style:name="T176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/>
    </style:style>
    <style:style style:name="T177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ru" fo:country="RU" style:language-complex="ar" style:country-complex="SA"/>
    </style:style>
    <style:style style:name="T178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/>
    </style:style>
    <style:style style:name="P17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8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8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8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8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fo:hyphenate="true"/>
    </style:style>
    <style:style style:name="T184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/>
    </style:style>
    <style:style style:name="T185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ru" fo:country="RU" style:language-complex="ar" style:country-complex="SA"/>
    </style:style>
    <style:style style:name="T186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/>
    </style:style>
    <style:style style:name="P18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8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8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fo:hyphenate="true"/>
    </style:style>
    <style:style style:name="T190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/>
    </style:style>
    <style:style style:name="T191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ru" fo:country="RU" style:language-complex="ar" style:country-complex="SA"/>
    </style:style>
    <style:style style:name="T192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/>
    </style:style>
    <style:style style:name="P19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9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9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9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9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9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19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0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0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0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0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0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0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0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0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0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0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1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1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1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1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1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1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1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1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1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1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2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2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2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2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2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2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2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2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2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2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3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3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3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3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3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3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3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3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3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3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4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4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4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4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4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4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4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4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4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4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5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5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5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5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5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5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5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fo:hyphenate="true"/>
    </style:style>
    <style:style style:name="T257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/>
    </style:style>
    <style:style style:name="T258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ru" fo:country="RU" style:language-complex="ar" style:country-complex="SA"/>
    </style:style>
    <style:style style:name="T259" style:parent-style-name="Основнойшрифтабзаца" style:family="text"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/>
    </style:style>
    <style:style style:name="P260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61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62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63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64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65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66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67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68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en" fo:country="US" style:language-complex="ar" style:country-complex="SA" fo:hyphenate="true"/>
    </style:style>
    <style:style style:name="P269" style:parent-style-name="Обычный" style:family="paragraph">
      <style:paragraph-properties fo:widows="2" fo:orphans="2" style:text-autospace="none" style:vertical-align="auto">
        <style:tab-stops>
          <style:tab-stop style:type="left" style:position="0.6666in"/>
          <style:tab-stop style:type="left" style:position="1.3333in"/>
          <style:tab-stop style:type="left" style:position="2in"/>
          <style:tab-stop style:type="left" style:position="2.6666in"/>
          <style:tab-stop style:type="left" style:position="3.3333in"/>
          <style:tab-stop style:type="left" style:position="4in"/>
          <style:tab-stop style:type="left" style:position="4.6666in"/>
          <style:tab-stop style:type="left" style:position="5.3333in"/>
          <style:tab-stop style:type="left" style:position="6in"/>
          <style:tab-stop style:type="left" style:position="6.6666in"/>
          <style:tab-stop style:type="left" style:position="7.3333in"/>
          <style:tab-stop style:type="left" style:position="8in"/>
          <style:tab-stop style:type="left" style:position="8.6666in"/>
          <style:tab-stop style:type="left" style:position="9.3333in"/>
          <style:tab-stop style:type="left" style:position="10in"/>
          <style:tab-stop style:type="left" style:position="10.6666in"/>
          <style:tab-stop style:type="left" style:position="11.3333in"/>
          <style:tab-stop style:type="left" style:position="12in"/>
          <style:tab-stop style:type="left" style:position="12.6666in"/>
          <style:tab-stop style:type="left" style:position="13.3333in"/>
          <style:tab-stop style:type="left" style:position="14in"/>
          <style:tab-stop style:type="left" style:position="14.6666in"/>
          <style:tab-stop style:type="left" style:position="15.3333in"/>
          <style:tab-stop style:type="left" style:position="16in"/>
          <style:tab-stop style:type="left" style:position="16.6666in"/>
          <style:tab-stop style:type="left" style:position="17.3333in"/>
          <style:tab-stop style:type="left" style:position="18in"/>
          <style:tab-stop style:type="left" style:position="18.6666in"/>
          <style:tab-stop style:type="left" style:position="19.3333in"/>
          <style:tab-stop style:type="left" style:position="20in"/>
          <style:tab-stop style:type="left" style:position="20.6666in"/>
          <style:tab-stop style:type="left" style:position="21.3333in"/>
        </style:tab-stops>
      </style:paragraph-properties>
      <style:text-properties style:font-name="Arial" style:font-name-complex="Arial" fo:color="#000000" style:letter-kerning="false" fo:font-size="11pt" style:font-size-asian="11pt" style:font-size-complex="11pt" fo:language="ru" fo:country="RU" style:language-complex="ar" style:country-complex="SA" fo:hyphenate="true"/>
    </style:style>
    <style:style style:name="P270" style:parent-style-name="Заголовок" style:family="paragraph">
      <style:text-properties style:font-name="Arial" style:font-name-complex="Arial" fo:language="ru" fo:country="RU"/>
    </style:style>
    <style:style style:name="P271" style:parent-style-name="Заголовок1" style:family="paragraph">
      <style:text-properties fo:font-size="20pt" style:font-size-asian="20pt" style:font-size-complex="20pt" fo:language="ru" fo:country="RU"/>
    </style:style>
    <style:style style:name="T272" style:parent-style-name="Основнойшрифтабзаца" style:family="text">
      <style:text-properties style:font-name="Arial" style:font-name-complex="Arial" fo:font-size="14pt" style:font-size-asian="14pt" style:font-size-complex="14pt" fo:language="ru" fo:country="RU"/>
    </style:style>
    <style:style style:name="T273" style:parent-style-name="Основнойшрифтабзаца" style:family="text">
      <style:text-properties style:font-name="Arial" style:font-name-complex="Arial" fo:font-size="14pt" style:font-size-asian="14pt" style:font-size-complex="14pt" fo:language="ru" fo:country="RU"/>
    </style:style>
    <style:style style:name="T274" style:parent-style-name="Основнойшрифтабзаца" style:family="text">
      <style:text-properties style:font-name="Arial" style:font-name-complex="Arial" fo:font-size="14pt" style:font-size-asian="14pt" style:font-size-complex="14pt" fo:language="ru" fo:country="RU"/>
    </style:style>
    <style:style style:name="T275" style:parent-style-name="Основнойшрифтабзаца" style:family="text">
      <style:text-properties style:font-name="Arial" style:font-name-complex="Arial" fo:font-size="16pt" style:font-size-asian="16pt" style:font-size-complex="16pt" fo:language="ru" fo:country="RU"/>
    </style:style>
    <style:style style:name="T276" style:parent-style-name="Основнойшрифтабзаца" style:family="text">
      <style:text-properties style:font-name="Arial" style:font-name-complex="Arial" fo:font-size="14pt" style:font-size-asian="14pt" style:font-size-complex="14pt" fo:language="en" fo:country="US"/>
    </style:style>
    <style:style style:name="T277" style:parent-style-name="Основнойшрифтабзаца" style:family="text">
      <style:text-properties style:font-name="Arial" style:font-name-complex="Arial" fo:font-size="14pt" style:font-size-asian="14pt" style:font-size-complex="14pt" fo:language="ru" fo:country="RU"/>
    </style:style>
    <style:style style:name="T278" style:parent-style-name="Основнойшрифтабзаца" style:family="text">
      <style:text-properties style:font-name="Arial" style:font-name-complex="Arial" fo:font-size="14pt" style:font-size-asian="14pt" style:font-size-complex="14pt" fo:language="ru" fo:country="RU"/>
    </style:style>
  </office:automatic-styles>
  <office:body>
    <office:text text:use-soft-page-breaks="true">
      <text:p text:style-name="P1"><text:span text:style-name="T2">Национальный исследовательский университет ИТМО</text:span></text:p>
      <text:p text:style-name="P3"/>
      <text:p text:style-name="P4"/>
      <text:p text:style-name="P5">Факультет программной инженерии и компьютерной техники</text:p>
      <text:p text:style-name="P6"><text:span text:style-name="T7">Направление подготовки<text:s/></text:span><text:span text:style-name="T8">Информатика и вычислительная техника</text:span></text:p>
      <text:p text:style-name="P9">Дисциплина «Основы профессиональной деятельности»</text:p>
      <text:p text:style-name="P10"/>
      <text:p text:style-name="P11"/>
      <text:p text:style-name="P12"/>
      <text:p text:style-name="P13"/>
      <text:p text:style-name="P14"/>
      <text:p text:style-name="P15">Отчет</text:p>
      <text:p text:style-name="P16">По лабораторной работе №1</text:p>
      <text:p text:style-name="P17"/>
      <text:p text:style-name="P18"/>
      <text:p text:style-name="P19"/>
      <text:p text:style-name="P20">Студент</text:p>
      <text:p text:style-name="P21">Бушмелев Констнтин Алексеевич</text:p>
      <text:p text:style-name="P22"/>
      <text:p text:style-name="P23"/>
      <text:p text:style-name="P24"/>
      <text:p text:style-name="P25">Преподаватель</text:p>
      <text:p text:style-name="P26">Клименков Сергей Викторович</text:p>
      <text:p text:style-name="P27"/>
      <text:p text:style-name="P28"/>
      <text:p text:style-name="P29"/>
      <text:p text:style-name="P30"/>
      <text:p text:style-name="P31">Санкт-Петербург,<text:s/>2022</text:p>
      <text:p text:style-name="P32"/>
      <text:p text:style-name="Заголовокоглавления">Оглавле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3"><text:a xlink:href="#_Toc115024955" office:target-frame-name="_top" xlink:show="replace"><text:span text:style-name="T34">Текст задания</text:span><text:tab/>2</text:a></text:p>
          <text:p text:style-name="P35"><text:a xlink:href="#_Toc115024956" office:target-frame-name="_top" xlink:show="replace"><text:span text:style-name="T36">Выполнение работы</text:span><text:tab/>4</text:a></text:p>
          <text:p text:style-name="P37"><text:a xlink:href="#_Toc115024957" office:target-frame-name="_top" xlink:show="replace"><text:span text:style-name="T38">Результат выполнения работы</text:span><text:tab/>6</text:a></text:p>
        </text:index-body>
      </text:table-of-content>
      <text:p text:style-name="Обычный"/>
      <text:p text:style-name="P39"/>
      <text:h text:style-name="P40" text:outline-level="1"><text:bookmark-start text:name="_Toc115024955"/>Текст задания<text:bookmark-end text:name="_Toc115024955"/></text:h>
      <text:p text:style-name="P41"><text:span text:style-name="T42">1. Создать приведенное в варианте дерево каталогов и файлов с содержимым. В качестве корня дерева использовать каталог </text:span><text:span text:style-name="T43">lab0</text:span><text:span text:style-name="T44"> </text:span><text:span text:style-name="T45">своего домашнего каталога. Для создания и навига</text:span><text:span text:style-name="T46">ции по дереву использовать команды: </text:span><text:span text:style-name="T47">mkdir, echo, cat, touch, ls, pwd, cd, more, cp, rm, rmdir, mv</text:span><text:span text:style-name="T48">.</text:span></text:p>
      <text:p text:style-name="P49"><text:span text:style-name="T50">2. Установить согласно заданию права на файлы и каталоги при помощи</text:span></text:p>
      <text:p text:style-name="P51"><text:span text:style-name="T52">команды </text:span><text:span text:style-name="T53">chmod</text:span><text:span text:style-name="T54">, используя различные способы указания прав.</text:span></text:p>
      <text:list text:style-name="LFO1" text:continue-numbering="true">
        <text:list-item>
          <text:p text:style-name="P55">delcatty3: владелец должен читать директорию и переходить в нее; группа-владелец должна читать, записывать директорию и переходить в нее; остальные пользователи должны записывать директорию и переходить в нее</text:p>
        </text:list-item>
        <text:list-item>
          <text:p text:style-name="P56">swadloon: владелец должен записывать директорию и переходить в нее;<text:s/>группа-владелец должна читать, записывать директорию и переходить в нее; остальные пользователи должны записывать директорию и переходить в нее</text:p>
        </text:list-item>
        <text:list-item>
          <text:p text:style-name="P57">chansey: права 644</text:p>
        </text:list-item>
        <text:list-item>
          <text:p text:style-name="P58">pansear: -wx-wx-wx</text:p>
        </text:list-item>
        <text:list-item>
          <text:p text:style-name="P59">totodile: права 317</text:p>
        </text:list-item>
        <text:list-item>
          <text:p text:style-name="P60">surskit: владелец должен читать файл; группа-владелец<text:s/>должна не иметь никаких прав; остальные пользователи должны читать файл</text:p>
        </text:list-item>
        <text:list-item>
          <text:p text:style-name="P61">hydreigon6: владелец должен читать файл; группа-владелец должна читать файл; остальные пользователи должны не иметь никаких прав</text:p>
        </text:list-item>
        <text:list-item>
          <text:p text:style-name="P62">litwick7: права 400</text:p>
        </text:list-item>
        <text:list-item>
          <text:p text:style-name="P63">misdreavus9: владелец должен читать<text:s/>директорию и переходить в нее; группа-владелец должна только переходить в директорию; остальные пользователи должны записывать директорию и переходить в нее</text:p>
        </text:list-item>
        <text:list-item>
          <text:p text:style-name="P64">sewaddle: r-x-w-r--</text:p>
        </text:list-item>
        <text:list-item>
          <text:p text:style-name="P65">samurott: владелец должен читать, записывать директорию и переходить в<text:s/>нее; группа-владелец должна читать директорию и переходить в нее; остальные пользователи должны записывать директорию и переходить в нее</text:p>
        </text:list-item>
        <text:list-item>
          <text:p text:style-name="P66">golduck: владелец должен не иметь никаких прав; группа-владелец должна не иметь никаких прав; остальные пользователи должны читать файл</text:p>
        </text:list-item>
        <text:list-item>
          <text:p text:style-name="P67">spinarak: r--------</text:p>
        </text:list-item>
        <text:list-item>
          <text:p text:style-name="P68">tentacruel: владелец должен читать директорию и переходить в нее; группа-владелец должна записывать директорию; остальные пользователи должны читать директорию</text:p>
        </text:list-item>
        <text:list-item>
          <text:p text:style-name="P69">nidoranF5: r-xrwxrw-</text:p>
        </text:list-item>
        <text:list-item>
          <text:p text:style-name="P70">roggenrola: права 571</text:p>
        </text:list-item>
        <text:list-item>
          <text:p text:style-name="P71">gurdurr: -wxrw---x</text:p>
        </text:list-item>
        <text:list-item>
          <text:p text:style-name="P72">torterra: rw--w--w-</text:p>
        </text:list-item>
        <text:list-item>
          <text:p text:style-name="P73">starly: -wxrwx-wx</text:p>
        </text:list-item>
        <text:list-item>
          <text:p text:style-name="P74">quagsire: права 066</text:p>
        </text:list-item>
        <text:list-item>
          <text:p text:style-name="P75">larvitar: rw-r-----</text:p>
        </text:list-item>
        <text:list-item>
          <text:p text:style-name="P76">nosepass0: владелец должен читать и записывать файл; группа-владелец должна записывать файл; остальные пользователи должны записывать файл</text:p>
        </text:list-item>
      </text:list>
      <text:p text:style-name="P77"><text:span text:style-name="T78">3. Скопировать часть дерева и создат</text:span><text:span text:style-name="T79">ь ссылки внутри дерева согласно заданию при помощи команд </text:span><text:span text:style-name="T80">cp</text:span><text:span text:style-name="T81"> и </text:span><text:span text:style-name="T82">ln</text:span><text:span text:style-name="T83">, а также комманды </text:span><text:span text:style-name="T84">cat</text:span><text:span text:style-name="T85"> и перенаправления ввода-вывода.</text:span></text:p>
      <text:list text:style-name="LFO2" text:continue-numbering="true">
        <text:list-item>
          <text:p text:style-name="P86">скопировать рекурсивно директорию nidoranF5 в директорию lab0/delcatty3/swadloon</text:p>
        </text:list-item>
        <text:list-item>
          <text:p text:style-name="P87">cоздать жесткую ссылку для файла hydreigon6 с именем lab0/delcatty3/surskithydreigon</text:p>
        </text:list-item>
        <text:list-item>
          <text:p text:style-name="P88">объеденить содержимое файлов lab0/nidoranF5/quagsire, lab0/nidoranF5/quagsire, в новый файл lab0/hydreigon6_63</text:p>
        </text:list-item>
        <text:list-item>
          <text:p text:style-name="P89">скопировать файл nosepass0 в директорию lab0/nidoranF5/gurdurr</text:p>
        </text:list-item>
        <text:list-item>
          <text:p text:style-name="P90">создать символическую ссылку c именем Copy_49 на директорию misdreavus9 в каталоге lab0</text:p>
        </text:list-item>
        <text:list-item>
          <text:p text:style-name="P91">cоздать символическую ссылку для файла nosepass0 с именем lab0/nidoranF5/larvitarnosepass</text:p>
        </text:list-item>
        <text:list-item>
          <text:p text:style-name="P92">скопировать содержимое файла litwick7 в новый файл lab0/delcatty3/chanseylitwick</text:p>
        </text:list-item>
      </text:list>
      <text:p text:style-name="P93"><text:span text:style-name="T94">4. Используя команды </text:span><text:span text:style-name="T95">cat, wc, ls, head, tail, ech</text:span><text:span text:style-name="T96">o, sort, grep</text:span><text:span text:style-name="T97"> выполнить в соответствии с вариантом задания поиск и фильтрацию файлов, каталогов и содержащихся в них данных.</text:span></text:p>
      <text:list text:style-name="LFO3" text:continue-numbering="true">
        <text:list-item>
          <text:p text:style-name="P98">Подсчитать количество символов содержимого файла hydreigon6, результат записать в файл в директории /tmp, подавить вывод ошибок доступа</text:p>
        </text:list-item>
        <text:list-item>
          <text:p text:style-name="P99">Вывести три последних элемента рекурсивного списка имен и атрибутов файлов в директории lab0, начинающихся на символ 'l', список отсортировать по возрастанию даты доступа к файлу, ошибки доступа не подавлять и не перенаправлять</text:p>
        </text:list-item>
        <text:list-item>
          <text:p text:style-name="P100">Вывести содержимое файла hydreigon6, оставить только строки, заканчивающиеся на 'e', ошибки доступа перенаправить в файл в директории /tmp</text:p>
        </text:list-item>
        <text:list-item>
          <text:p text:style-name="P101">Рекурсивно вывести содержимое файлов из директории lab0, имя которых начинается на 't', строки отсортировать по имени a-&gt;z, добавить вывод ошибок доступа в стандартный поток вывода</text:p>
        </text:list-item>
        <text:list-item>
          <text:p text:style-name="P102">Вывести два первых элемента рекурсивного списка имен и атрибутов файлов в директории lab0, содержащих строку "ro", список отсортировать по убыванию количества жестких ссылок, подавить вывод ошибок доступа</text:p>
        </text:list-item>
        <text:list-item>
          <text:p text:style-name="P103">Вывести три первых элемента рекурсивного списка имен и атрибутов файлов в директории lab0, список отсортировать по убыванию количества жестких ссылок, ошибки доступа перенаправить в файл в директории /tmp</text:p>
        </text:list-item>
      </text:list>
      <text:p text:style-name="P104"><text:span text:style-name="T105">5. Выполнить удаление файлов и каталогов при<text:s/></text:span><text:span text:style-name="T106">помощи команд </text:span><text:span text:style-name="T107">rm</text:span><text:span text:style-name="T108"> и </text:span><text:span text:style-name="T109">rmdir</text:span><text:span text:style-name="T110"> согласно варианту задания.</text:span></text:p>
      <text:list text:style-name="LFO4" text:continue-numbering="true">
        <text:list-item>
          <text:p text:style-name="P111">Удалить файл litwick7</text:p>
        </text:list-item>
        <text:list-item>
          <text:p text:style-name="P112">Удалить файл lab0/delcatty3/chansey</text:p>
        </text:list-item>
        <text:list-item>
          <text:p text:style-name="P113">удалить символические ссылки lab0/nidoranF5/larvitarnosepa*</text:p>
        </text:list-item>
        <text:list-item>
          <text:p text:style-name="P114">удалить жесткие ссылки lab0/delcatty3/surskithydreig*</text:p>
        </text:list-item>
        <text:list-item>
          <text:p text:style-name="P115">Удалить директорию misdreavus9</text:p>
        </text:list-item>
        <text:list-item>
          <text:p text:style-name="P116">Удалить директорию lab0/delcatty3/pansear</text:p>
        </text:list-item>
      </text:list>
      <text:p text:style-name="P117"/>
      <text:h text:style-name="P118" text:outline-level="1"><text:bookmark-start text:name="_Toc115024956"/>Выполнение работы<text:bookmark-end text:name="_Toc115024956"/></text:h>
      <text:p text:style-name="P119">mkdir lab0</text:p>
      <text:p text:style-name="P120">cd lab0</text:p>
      <text:p text:style-name="P121">mkdir delcatty3</text:p>
      <text:p text:style-name="P122">cd delcatty3</text:p>
      <text:p text:style-name="P123">mkdir swadloon</text:p>
      <text:p text:style-name="P124">touch chansey</text:p>
      <text:p text:style-name="P125">mkdir pansear</text:p>
      <text:p text:style-name="P126">mkdir totodile</text:p>
      <text:p text:style-name="P127">touch surskit</text:p>
      <text:p text:style-name="P128">cd ..</text:p>
      <text:p text:style-name="P129">touch hydreigon6</text:p>
      <text:p text:style-name="P130">touch litwick7</text:p>
      <text:p text:style-name="P131">mkdir misdreavus9</text:p>
      <text:p text:style-name="P132">cd misdreavus9</text:p>
      <text:p text:style-name="P133">mkdir sewaddle</text:p>
      <text:p text:style-name="P134">mkdir samurott</text:p>
      <text:p text:style-name="P135">touch golduck</text:p>
      <text:p text:style-name="P136">touch spinarak</text:p>
      <text:p text:style-name="P137">mkdir tentacruel</text:p>
      <text:p text:style-name="P138">cd ..</text:p>
      <text:p text:style-name="P139">mkdir nidoranF5</text:p>
      <text:p text:style-name="P140">cd nidoranF5</text:p>
      <text:p text:style-name="P141">mkdir roggenrola</text:p>
      <text:p text:style-name="P142">mkdir gurdurr</text:p>
      <text:p text:style-name="P143">touch torterra</text:p>
      <text:p text:style-name="P144">mkdir starly</text:p>
      <text:p text:style-name="P145">touch quaqsire</text:p>
      <text:p text:style-name="P146">touch larvitar</text:p>
      <text:p text:style-name="P147">cd ..</text:p>
      <text:p text:style-name="P148">touch nosepass0</text:p>
      <text:p text:style-name="P149">cd delcatty3</text:p>
      <text:p text:style-name="P150"><text:span text:style-name="T151">echo -e "</text:span><text:span text:style-name="T152">Развитые</text:span><text:span text:style-name="T153"><text:s/></text:span><text:span text:style-name="T154">способности</text:span><text:span text:style-name="T155"><text:s/>Friend Guard\nHealer" &gt; chansey</text:span></text:p>
      <text:soft-page-break/>
      <text:p text:style-name="P156"><text:span text:style-name="T157">echo -e "</text:span><text:span text:style-name="T158">Способности</text:span><text:span text:style-name="T159"><text:s/>Bubble Quick Attack Sweet Scent Water\nSport Bubblebeam Agility Haze Mist Baton Pass" &gt; surskit</text:span></text:p>
      <text:p text:style-name="P160">cd ..</text:p>
      <text:p text:style-name="P161"><text:span text:style-name="T162">echo -e "</text:span><text:span text:style-name="T163">Развитые</text:span><text:span text:style-name="T164">\n</text:span><text:span text:style-name="T165">способности</text:span><text:span text:style-name="T166"><text:s/>Hyper Cutter" &gt; hydreigon6</text:span></text:p>
      <text:p text:style-name="P167"><text:span text:style-name="T168">echo -e "</text:span><text:span text:style-name="T169">Ходы</text:span><text:span text:style-name="T170"><text:s/>Dark Pulse Heat Wave Pain\nSplit Sleep Talk Snore SpiteTrick" &gt; litwick7</text:span></text:p>
      <text:p text:style-name="P171"><text:span text:style-name="T172">echo -e "</text:span><text:span text:style-name="T173">Ходы</text:span><text:span text:style-name="T174"><text:s text:c="2"/>Aqua Jet Aqua Tail\nBody Slam Brine Counter Dive Double-Edge Dynamicpunch Focus Punch Fury\nCutter Ice Punch Icy wind Iron Tail Low Kick Magic Coat Mega Kick Mega\nPunch Mud-Slap Role Play Seismic Toss Signal Beam Sleep Talk Snore\nSwift Water Sport Wonder Room Worry Seed Zen\nHeadbutt" &gt; golduck</text:span></text:p>
      <text:p text:style-name="P175"><text:span text:style-name="T176">echo -e "</text:span><text:span text:style-name="T177">Способоности</text:span><text:span text:style-name="T178"><text:s/>Swarm Venom Insomnia\nFrisk" &gt; spinarak</text:span></text:p>
      <text:p text:style-name="P179">cd ..</text:p>
      <text:p text:style-name="P180">cd lab0</text:p>
      <text:p text:style-name="P181">cd nidoranF5</text:p>
      <text:p text:style-name="P182">echo -e "Turns Block Bullet Seed Earth Power Frenzy Plant Giga\nDrain Grass Pledge Earth Power Iron Tail Mud-Slap Natural\nGift Outrage Rock Climb Secret Power Seed Bomb Sleep Talk Snore\nStealh Rock Superpower Synthesis Wood Hammer Worry\nSeed" &gt; torterra</text:p>
      <text:p text:style-name="P183"><text:span text:style-name="T184">echo "</text:span><text:span text:style-name="T185">Живет</text:span><text:span text:style-name="T186"><text:s/>Freshwater" &gt; quaqsire</text:span></text:p>
      <text:p text:style-name="P187">echo -e "wegiht = 158.7 heigt = 24.0\natk = 6 def = 5" &gt; larvitar</text:p>
      <text:p text:style-name="P188">cd ..</text:p>
      <text:p text:style-name="P189"><text:span text:style-name="T190">echo "</text:span><text:span text:style-name="T191">Живет</text:span><text:span text:style-name="T192"><text:s/>Beach Cave Mountain" &gt; nosepass0</text:span></text:p>
      <text:p text:style-name="P193">chmod 573 delcatty3</text:p>
      <text:p text:style-name="P194">cd delcatty3</text:p>
      <text:p text:style-name="P195">chmod 373 swadloon</text:p>
      <text:p text:style-name="P196">chmod 644 chansey</text:p>
      <text:p text:style-name="P197">chmod 333 pansear</text:p>
      <text:p text:style-name="P198">chmod 317 totodile</text:p>
      <text:p text:style-name="P199">chmod 404 surskit</text:p>
      <text:p text:style-name="P200">cd ..</text:p>
      <text:p text:style-name="P201">chmod 440 hydreigon6</text:p>
      <text:p text:style-name="P202">chmod 400 litwick7</text:p>
      <text:p text:style-name="P203">chmod 513 misdreavus9</text:p>
      <text:p text:style-name="P204">cd misdreavus9</text:p>
      <text:p text:style-name="P205">chmod 524 sewaddle</text:p>
      <text:p text:style-name="P206">chmod 753 samurott</text:p>
      <text:p text:style-name="P207">chmod 004 golduck</text:p>
      <text:p text:style-name="P208">chmod 400 spinarak</text:p>
      <text:p text:style-name="P209">chmod 524 tentacruel</text:p>
      <text:p text:style-name="P210">cd ..</text:p>
      <text:p text:style-name="P211">chmod 576 nidoranF5</text:p>
      <text:p text:style-name="P212">cd nidoranF5</text:p>
      <text:p text:style-name="P213">chmod 571 roggenrola</text:p>
      <text:p text:style-name="P214">chmod 361 gurdurr</text:p>
      <text:p text:style-name="P215">chmod 622 torterra</text:p>
      <text:p text:style-name="P216">chmod 373 starly</text:p>
      <text:p text:style-name="P217">chmod 066 quaqsire</text:p>
      <text:p text:style-name="P218">chmod 640 larvitar</text:p>
      <text:p text:style-name="P219">cd ..</text:p>
      <text:p text:style-name="P220">chmod 622 nosepass0</text:p>
      <text:p text:style-name="P221">cd nidoranF5</text:p>
      <text:p text:style-name="P222">chmod 500 gurdurr</text:p>
      <text:p text:style-name="P223">chmod 500 starly</text:p>
      <text:p text:style-name="P224">chmod 500 quaqsire</text:p>
      <text:p text:style-name="P225">cd ..</text:p>
      <text:p text:style-name="P226">cp -r nidoranF5 delcatty3/swadloon</text:p>
      <text:p text:style-name="P227">cd nidoranF5</text:p>
      <text:p text:style-name="P228">chmod 361 gurdurr</text:p>
      <text:p text:style-name="P229">chmod 373 starly</text:p>
      <text:soft-page-break/>
      <text:p text:style-name="P230">chmod 066 quaqsire</text:p>
      <text:p text:style-name="P231">cd ..</text:p>
      <text:p text:style-name="P232">chmod 700 hydreigon6</text:p>
      <text:p text:style-name="P233">chmod 700 delcatty3</text:p>
      <text:p text:style-name="P234">ln -P hydreigon6 delcatty3/surskithydreigon</text:p>
      <text:p text:style-name="P235">chmod 440 hydreigon6</text:p>
      <text:p text:style-name="P236">chmod 573 delcatty3</text:p>
      <text:p text:style-name="P237">cd nidoranF5</text:p>
      <text:p text:style-name="P238">chmod 400 quaqsire</text:p>
      <text:p text:style-name="P239">cd ..</text:p>
      <text:p text:style-name="P240">cat nidoranF5/quaqsire nidoranF5/quaqsire &gt; hydreigon6_63</text:p>
      <text:p text:style-name="P241">cd nidoranF5</text:p>
      <text:p text:style-name="P242">chmod 066 quaqsire</text:p>
      <text:p text:style-name="P243">cd ..</text:p>
      <text:p text:style-name="P244">cp nosepass0 nidoranF5/gurdurr</text:p>
      <text:p text:style-name="P245">ln -s misdreavus9 Copy_49</text:p>
      <text:p text:style-name="P246">chmod 700 nidoranF5</text:p>
      <text:p text:style-name="P247">ln -s nosepass0 nidoranF5/larvitarnosepass</text:p>
      <text:p text:style-name="P248">chmod 576 nidoranF5</text:p>
      <text:p text:style-name="P249">chmod 700 delcatty3</text:p>
      <text:p text:style-name="P250">cat litwick7 &gt; delcatty3/chanseylitwick</text:p>
      <text:p text:style-name="P251">chmod 573 delcatty3</text:p>
      <text:p text:style-name="P252">mkdir tmp</text:p>
      <text:p text:style-name="P253">chmod -R 700 lab0</text:p>
      <text:p text:style-name="P254">wc -c hydreigon6 &gt; tmp/res4.1 2&gt; /dev/null</text:p>
      <text:p text:style-name="P255">ls -ltrR | find . -name 'l*' | tail -n3</text:p>
      <text:p text:style-name="P256"><text:span text:style-name="T257">cat hydreigon6 | grep<text:s/></text:span><text:span text:style-name="T258">е</text:span><text:span text:style-name="T259">$ 2&gt; tmp/err4.3</text:span></text:p>
      <text:p text:style-name="P260">cd lab0</text:p>
      <text:p text:style-name="P261">cat $(find . -name 't*') | sort 2&gt; 1</text:p>
      <text:p text:style-name="P262">ls -lR | sort -k2 | grep ro | head -n2 2&gt; /dev/null</text:p>
      <text:p text:style-name="P263">ls -lR | sort -k2 | head -n3 2&gt; tmp/erroe4.6</text:p>
      <text:p text:style-name="P264">rm litwick7</text:p>
      <text:p text:style-name="P265">rm delcatty3/chansey</text:p>
      <text:p text:style-name="P266">rm nidoranF5/larvitarnosepass</text:p>
      <text:p text:style-name="P267">rm delcatty3/surskithydreigon</text:p>
      <text:p text:style-name="P268">rm -r misdreavus9</text:p>
      <text:p text:style-name="P269">rmdir -r delcatty3/pansear</text:p>
      <text:p text:style-name="P270"/>
      <text:h text:style-name="P271" text:outline-level="1"><text:bookmark-start text:name="_Toc115024957"/>Результат выполнения работы<text:bookmark-end text:name="_Toc115024957"/></text:h>
      <text:p text:style-name="Standard"><text:span text:style-name="T272">В ходе выполнения л</text:span><text:span text:style-name="T273">а</text:span><text:span text:style-name="T274">бораторной работы я изучил основные команды</text:span><text:span text:style-name="T275"><text:s/></text:span><text:span text:style-name="T276">Unix</text:span><text:span text:style-name="T277">,<text:s/></text:span><text:span text:style-name="T278">научился работать с каталогами, задавать права на файлы и каталоги, создавать жесткие и символические ссылки, осуществлять поиск и фильтрацию файлов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Courier New" style:font-name-asian="MS PGothic" style:font-name-complex="Courier New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widows="2" fo:orphans="2" style:vertical-align="auto" fo:line-height="107%"/>
      <style:text-properties style:letter-kerning="false" fo:language="ru" fo:country="RU" style:language-asian="ru" style:country-asian="RU" style:language-complex="ar" style:country-complex="SA" fo:hyphenate="true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Костя Бушмелев</dc:creator>
    <meta:creation-date>2009-04-16T11:32:00Z</meta:creation-date>
    <dc:date>2022-09-25T16:12:00Z</dc:date>
    <meta:template xlink:href="Normal" xlink:type="simple"/>
    <meta:editing-cycles>4</meta:editing-cycles>
    <meta:editing-duration>PT1680S</meta:editing-duration>
    <meta:user-defined meta:name="Info 1"/>
    <meta:user-defined meta:name="Info 2"/>
    <meta:user-defined meta:name="Info 3"/>
    <meta:user-defined meta:name="Info 4"/>
    <meta:document-statistic meta:page-count="6" meta:paragraph-count="17" meta:word-count="1286" meta:character-count="8601" meta:row-count="61" meta:non-whitespace-character-count="7332"/>
  </office:meta>
</office:document-meta>
</file>